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8000" fo:font-weight="bold" style:font-weight-asian="bold" style:font-weight-complex="bold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50200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108">
      <style:table-cell-properties fo:background-color="#355269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55269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9" table:number-columns-repeated="1014" table:default-cell-style-name="Default"/>
        <table:table-row table:style-name="ro1"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8" table:number-rows-spanned="1">
            <text:p>Referência (noisy image)</text:p>
          </table:table-cell>
          <table:covered-table-cell table:number-columns-repeated="7" table:style-name="ce5"/>
          <table:table-cell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9" table:number-columns-repeated="1014"/>
        </table:table-row>
        <table:table-row table:style-name="ro1">
          <table:table-cell table:number-columns-repeated="8"/>
          <table: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7" table:number-rows-spanned="1">
            <text:p>NLM-GLCM</text:p>
          </table:table-cell>
          <table:covered-table-cell table:number-columns-repeated="6" table:style-name="ce13"/>
          <table:table-cell table:style-name="ce13"/>
          <table:table-cell table:style-name="ce8"/>
          <table:table-cell table:style-name="ce10" table:number-columns-repeated="1014"/>
        </table:table-row>
        <table:table-row table:style-name="ro2">
          <table:table-cell table:style-name="ce13" office:value-type="string" calcext:value-type="string">
            <text:p>teste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prop</text:p>
          </table:table-cell>
          <table:table-cell table:style-name="ce13" office:value-type="string" calcext:value-type="string">
            <text:p>distances</text:p>
          </table:table-cell>
          <table:table-cell table:style-name="ce13" office:value-type="string" calcext:value-type="string">
            <text:p>angles</text:p>
          </table:table-cell>
          <table:table-cell table:style-name="ce13" office:value-type="string" calcext:value-type="string">
            <text:p>windows_radius</text:p>
          </table:table-cell>
          <table:table-cell table:style-name="ce13" office:value-type="string" calcext:value-type="string">
            <text:p>patch_radius</text:p>
          </table:table-cell>
          <table:table-cell table:style-name="ce13" office:value-type="string" calcext:value-type="string">
            <text:p>symmetric</text:p>
          </table:table-cell>
          <table:table-cell table:style-name="ce8" office:value-type="string" calcext:value-type="string">
            <text:p>PSNR</text:p>
          </table:table-cell>
          <table:table-cell table:style-name="ce10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4.2745983977544" calcext:value-type="float">
            <text:p>14,27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5.3903047149248" calcext:value-type="float">
            <text:p>15,39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5735631425624" calcext:value-type="float">
            <text:p>16,57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4032945222219" calcext:value-type="float">
            <text:p>13,40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8934057526834" calcext:value-type="float">
            <text:p>18,89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9.8170265207518" calcext:value-type="float">
            <text:p>19,81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0787676547592" calcext:value-type="float">
            <text:p>16,07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7.0535643638523" calcext:value-type="float">
            <text:p>17,05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8224632773724" calcext:value-type="float">
            <text:p>16,82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6.129950067387" calcext:value-type="float">
            <text:p>16,13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281691870086" calcext:value-type="float">
            <text:p>20,22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1041368399496" calcext:value-type="float">
            <text:p>20,10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9.9995531768973" calcext:value-type="float">
            <text:p>20,00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9.7536153895588" calcext:value-type="float">
            <text:p>19,7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1996422277379" calcext:value-type="float">
            <text:p>20,20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51955377571" calcext:value-type="float">
            <text:p>10,74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622783960273" calcext:value-type="float">
            <text:p>10,76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319809991145" calcext:value-type="float">
            <text:p>10,13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42591563702" calcext:value-type="float">
            <text:p>10,84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816362483841" calcext:value-type="float">
            <text:p>11,28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6385992433" calcext:value-type="float">
            <text:p>10,726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3936310455" calcext:value-type="float">
            <text:p>10,728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65606998061" calcext:value-type="float">
            <text:p>10,727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0834752342" calcext:value-type="float">
            <text:p>10,728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table:style-name="ce1"/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07508113341" calcext:value-type="float">
            <text:p>10,731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9:01:29.117829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3T20:53:25.525073261</dc:date>
    <meta:editing-duration>PT4H48M35S</meta:editing-duration>
    <meta:editing-cycles>19</meta:editing-cycles>
    <meta:generator>LibreOffice/6.4.7.2$Linux_X86_64 LibreOffice_project/40$Build-2</meta:generator>
    <meta:document-statistic meta:table-count="1" meta:cell-count="778" meta:object-count="0"/>
  </office:meta>
</office:document-meta>
</file>